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" svg:font-family="'Droid Sans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은 바탕" svg:font-family="'은 바탕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 style:list-style-name="WW8Num1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 style:list-style-name="WW8Num2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 style:list-style-name="WW8Num1" style:master-page-name="Standard">
      <style:paragraph-properties style:page-number="auto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font-name-asian="Times New Roman" style:font-name-complex="Times New Roma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74001416" text:style-name="WW8Num1">
        <text:list-item>
          <text:p text:style-name="P4">This<text:span text:style-name="T1"> </text:span>is<text:span text:style-name="T1"> </text:span>number<text:span text:style-name="T1"> </text:span>1<text:span text:style-name="T1"> </text:span>in<text:span text:style-name="T1"> </text:span>the<text:span text:style-name="T1"> </text:span>numbered<text:span text:style-name="T1"> </text:span>list<text:span text:style-name="T1"> </text:span>test</text:p>
        </text:list-item>
        <text:list-item>
          <text:p text:style-name="P2">Number<text:span text:style-name="T1"> </text:span>2</text:p>
        </text:list-item>
        <text:list-item>
          <text:p text:style-name="P2">Number<text:span text:style-name="T1"> </text:span>3</text:p>
        </text:list-item>
      </text:list>
      <text:p text:style-name="P1"/>
      <text:p text:style-name="P1"/>
      <text:list xml:id="list1870761616" text:continue-numbering="true" text:style-name="WW8Num1">
        <text:list-item>
          <text:p text:style-name="P2">This<text:span text:style-name="T1"> </text:span>number<text:span text:style-name="T1"> </text:span>4<text:span text:style-name="T1"> </text:span>should<text:span text:style-name="T1"> </text:span>be<text:span text:style-name="T1"> </text:span>2<text:span text:style-name="T1"> </text:span>lines<text:span text:style-name="T1"> </text:span>below<text:span text:style-name="T1"> </text:span>the<text:span text:style-name="T1"> </text:span>others</text:p>
        </text:list-item>
      </text:list>
      <text:p text:style-name="P1"/>
      <text:p text:style-name="P1"/>
      <text:p text:style-name="P1">Separating<text:span text:style-name="T1"> </text:span>text,<text:span text:style-name="T1"> </text:span>two<text:span text:style-name="T1"> </text:span>more<text:span text:style-name="T1"> </text:span>lines<text:span text:style-name="T1"> </text:span>down.</text:p>
      <text:p text:style-name="P1"/>
      <text:list xml:id="list2179202459" text:style-name="WW8Num2">
        <text:list-item>
          <text:p text:style-name="P3">New<text:span text:style-name="T1"> </text:span>list<text:span text:style-name="T1"> </text:span>starting<text:span text:style-name="T1"> </text:span>at<text:span text:style-name="T1"> </text:span>number<text:span text:style-name="T1"> </text:span>1!<text:span text:style-name="T1"> </text:span>One<text:span text:style-name="T1"> </text:span>line<text:span text:style-name="T1"> </text:span>dow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" svg:font-family="'Droid Sans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은 바탕" svg:font-family="'은 바탕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은 바탕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Droid Sans" style:font-size-asian="12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Absatz-Standardschriftart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3" style:layout-grid-base-height="0.2165in" style:layout-grid-ruby-height="0in" style:layout-grid-mode="none" style:layout-grid-ruby-below="false" style:layout-grid-print="false" style:layout-grid-display="false" style:layout-grid-base-width="0.1453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</meta:initial-creator>
    <meta:creation-date>2012-03-18T22:13:40</meta:creation-date>
    <dc:creator>Max </dc:creator>
    <dc:date>2012-03-18T22:16:43</dc:date>
    <meta:editing-cycles>1</meta:editing-cycles>
    <meta:editing-duration>PT45S</meta:editing-duration>
    <meta:document-statistic meta:table-count="0" meta:image-count="0" meta:object-count="0" meta:page-count="1" meta:paragraph-count="6" meta:word-count="43" meta:character-count="198" meta:non-whitespace-character-count="166"/>
    <meta:generator>LibreOffice/3.4$Linux LibreOffice_project/340m1$Build-402</meta:generator>
    <meta:user-defined meta:name="Info 1"/>
    <meta:user-defined meta:name="Info 2"/>
    <meta:user-defined meta:name="Info 3"/>
    <meta:user-defined meta:name="Info 4"/>
  </office:meta>
</office:document-meta>
</file>